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000000" draw:marker-start="Arrow" draw:marker-end="Arrow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start="Arrowhead_20_1" draw:marker-end="Arrowhead_20_1" draw:textarea-vertical-align="middle"/>
    </style:style>
    <style:style style:name="gr7" style:family="graphic" style:parent-style-name="standard">
      <style:graphic-properties svg:stroke-color="#000000" draw:marker-start="Arrow" draw:marker-end="Arrow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T Sans Caption"/>
    </style:style>
    <style:style style:name="P3" style:family="paragraph">
      <style:paragraph-properties fo:text-align="center"/>
      <style:text-properties style:font-name="PT Sans"/>
    </style:style>
    <style:style style:name="P4" style:family="paragraph">
      <style:paragraph-properties fo:text-align="center"/>
      <style:text-properties style:font-name="PT Sans" fo:font-size="14pt" style:font-size-asian="18pt" style:font-size-complex="18pt"/>
    </style:style>
    <style:style style:name="P5" style:family="paragraph">
      <style:paragraph-properties fo:text-align="center"/>
      <style:text-properties style:font-name="PT Sans" fo:font-size="14pt" style:font-size-asian="14pt" style:font-size-complex="14pt"/>
    </style:style>
    <style:style style:name="P6" style:family="paragraph">
      <style:paragraph-properties fo:text-align="center"/>
      <style:text-properties fo:color="#000000" style:font-name="PT Sans" fo:font-size="14pt" style:font-size-asian="14pt" style:font-size-complex="14pt"/>
    </style:style>
    <style:style style:name="T1" style:family="text">
      <style:text-properties style:font-name="PT Sans Caption"/>
    </style:style>
    <style:style style:name="T2" style:family="text">
      <style:text-properties style:font-name="PT Sans" fo:font-size="14pt" style:font-size-asian="18pt" style:font-size-complex="18pt"/>
    </style:style>
    <style:style style:name="T3" style:family="text">
      <style:text-properties style:font-name="PT Sans" fo:font-size="14pt" style:font-size-asian="14pt" style:font-size-complex="14pt"/>
    </style:style>
    <style:style style:name="T4" style:family="text">
      <style:text-properties fo:color="#000000" style:font-name="PT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7cm" svg:height="15cm" svg:x="2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77cm" svg:height="1.073cm" svg:x="8.262cm" svg:y="1.5cm">
          <draw:text-box>
            <text:p text:style-name="P1"><text:span text:style-name="T1">Архитектура</text:span></text:p>
          </draw:text-box>
        </draw:frame>
        <draw:custom-shape draw:style-name="gr3" draw:text-style-name="P3" draw:layer="layout" svg:width="5.5cm" svg:height="3cm" svg:x="1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3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8.5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8.5cm" svg:x="2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8.5cm" svg:height="1cm" svg:x="3.5cm" svg:y="5.5cm">
          <text:p text:style-name="P1"><text:span text:style-name="T2">СУБД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cm" svg:height="1cm" svg:x="3.5cm" svg:y="11cm">
          <text:p text:style-name="P1"><text:span text:style-name="T3">Веб-приложение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5cm" svg:height="1cm" svg:x="3.5cm" svg:y="8cm">
          <text:p text:style-name="P1"><text:span text:style-name="T2">Сервер приложений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.5cm" svg:height="6.5cm" svg:x="14cm" svg:y="5.5cm">
          <text:p text:style-name="P1"><text:span text:style-name="T3">Серв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3.5cm" svg:height="1cm" svg:x="14cm" svg:y="14cm">
          <text:p text:style-name="P1"><text:span text:style-name="T3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1cm" svg:x="3.5cm" svg:y="14cm">
          <text:p text:style-name="P1"><text:span text:style-name="T3">Веб-браузер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4cm" svg:height="1cm" svg:x="8cm" svg:y="14cm">
          <text:p text:style-name="P1"><text:span text:style-name="T3">Тонкий клиент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75cm" svg:y1="6.5cm" svg:x2="7.75cm" svg:y2="8cm" draw:start-shape="id1" draw:start-glue-point="2" draw:end-shape="id2" draw:end-glue-point="0" svg:d="m7750 6500v1500" svg:viewBox="0 0 1 1501">
          <text:p/>
        </draw:connector>
        <draw:connector draw:style-name="gr6" draw:text-style-name="P3" draw:layer="layout" svg:x1="7.75cm" svg:y1="9cm" svg:x2="5.5cm" svg:y2="11cm" draw:start-shape="id2" draw:end-shape="id3" svg:d="m7750 9000v1000h-2250v1000" svg:viewBox="0 0 2251 2001">
          <text:p/>
        </draw:connector>
        <draw:connector draw:style-name="gr6" draw:text-style-name="P3" draw:layer="layout" svg:x1="5.5cm" svg:y1="12cm" svg:x2="5.5cm" svg:y2="14cm" draw:start-shape="id3" draw:end-shape="id4" draw:end-glue-point="0" svg:d="m5500 12000v2000" svg:viewBox="0 0 1 2001">
          <text:p/>
        </draw:connector>
        <draw:connector draw:style-name="gr6" draw:text-style-name="P3" draw:layer="layout" draw:line-skew="-1.5cm" svg:x1="7.75cm" svg:y1="9cm" svg:x2="10cm" svg:y2="14cm" draw:start-shape="id2" draw:end-shape="id5" svg:d="m7750 9000v1000h2250v4000" svg:viewBox="0 0 2251 5001">
          <text:p/>
        </draw:connector>
        <draw:connector draw:style-name="gr6" draw:text-style-name="P3" draw:layer="layout" svg:x1="15.75cm" svg:y1="12cm" svg:x2="15.75cm" svg:y2="14cm" draw:start-shape="id6" draw:end-shape="id7" svg:d="m15750 12000v2000" svg:viewBox="0 0 1 2001">
          <text:p/>
        </draw:connector>
        <draw:custom-shape draw:style-name="gr7" draw:text-style-name="P6" draw:layer="layout" svg:width="10.5cm" svg:height="1.5cm" svg:x="2.5cm" svg:y="3cm">
          <text:p text:style-name="P1"><text:span text:style-name="T4">Программная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5cm" svg:height="1.5cm" svg:x="13cm" svg:y="3cm">
          <text:p text:style-name="P1"><text:span text:style-name="T4">Аппаратная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00:57:01.099000000</meta:creation-date>
    <meta:editing-cycles>4</meta:editing-cycles>
    <meta:editing-duration>PT18M29S</meta:editing-duration>
    <dc:title>Архитектура</dc:title>
    <dc:date>2014-05-17T04:25:30.594000000</dc:date>
    <meta:generator>LibreOffice/4.1.5.3$Windows_x86 LibreOffice_project/1c1366bba2ba2b554cd2ca4d87c06da81c05d24</meta:generator>
    <dc:creator>Basil</dc:creator>
    <meta:document-statistic meta:object-count="20"/>
  </office:meta>
</office:document-meta>
</file>